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Tris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number-columns-repeated="5"/>
        </table:table-row>
        <table:table-row table:style-name="ro1">
          <table:table-cell office:value-type="string">
            <text:p>Insertion</text:p>
          </table:table-cell>
          <table:table-cell office:value-type="float" office:value="17704">
            <text:p>17704</text:p>
          </table:table-cell>
          <table:table-cell office:value-type="float" office:value="331561">
            <text:p>331561</text:p>
          </table:table-cell>
          <table:table-cell office:value-type="float" office:value="528484">
            <text:p>528484</text:p>
          </table:table-cell>
          <table:table-cell office:value-type="float" office:value="75522538">
            <text:p>75522538</text:p>
          </table:table-cell>
          <table:table-cell office:value-type="float" office:value="16726630693">
            <text:p>16726630693</text:p>
          </table:table-cell>
          <table:table-cell table:number-columns-repeated="5"/>
        </table:table-row>
        <table:table-row table:style-name="ro1">
          <table:table-cell office:value-type="string">
            <text:p>Selection</text:p>
          </table:table-cell>
          <table:table-cell office:value-type="float" office:value="35782">
            <text:p>35782</text:p>
          </table:table-cell>
          <table:table-cell office:value-type="float" office:value="404629">
            <text:p>404629</text:p>
          </table:table-cell>
          <table:table-cell office:value-type="float" office:value="8517749">
            <text:p>8517749</text:p>
          </table:table-cell>
          <table:table-cell office:value-type="float" office:value="726578444">
            <text:p>726578444</text:p>
          </table:table-cell>
          <table:table-cell office:value-type="float" office:value="83937592577">
            <text:p>83937592577</text:p>
          </table:table-cell>
          <table:table-cell table:number-columns-repeated="5"/>
        </table:table-row>
        <table:table-row table:style-name="ro1">
          <table:table-cell office:value-type="string">
            <text:p>Par Tas</text:p>
          </table:table-cell>
          <table:table-cell office:value-type="float" office:value="36116">
            <text:p>36116</text:p>
          </table:table-cell>
          <table:table-cell office:value-type="float" office:value="356035">
            <text:p>356035</text:p>
          </table:table-cell>
          <table:table-cell office:value-type="float" office:value="235822">
            <text:p>235822</text:p>
          </table:table-cell>
          <table:table-cell office:value-type="float" office:value="3082616">
            <text:p>3082616</text:p>
          </table:table-cell>
          <table:table-cell office:value-type="float" office:value="58258674">
            <text:p>58258674</text:p>
          </table:table-cell>
          <table:table-cell table:number-columns-repeated="5"/>
        </table:table-row>
        <table:table-row table:style-name="ro1">
          <table:table-cell office:value-type="string">
            <text:p>Fusion</text:p>
          </table:table-cell>
          <table:table-cell office:value-type="float" office:value="45886">
            <text:p>45886</text:p>
          </table:table-cell>
          <table:table-cell office:value-type="float" office:value="687420">
            <text:p>687420</text:p>
          </table:table-cell>
          <table:table-cell office:value-type="float" office:value="539939">
            <text:p>539939</text:p>
          </table:table-cell>
          <table:table-cell office:value-type="float" office:value="5439436">
            <text:p>5439436</text:p>
          </table:table-cell>
          <table:table-cell office:value-type="float" office:value="78792708">
            <text:p>78792708</text:p>
          </table:table-cell>
          <table:table-cell table:number-columns-repeated="5"/>
        </table:table-row>
        <table:table-row table:style-name="ro1">
          <table:table-cell office:value-type="string">
            <text:p>N^2</text:p>
          </table:table-cell>
          <table:table-cell table:formula="of:=[.B1]*[.B1]*4" office:value-type="float" office:value="400">
            <text:p>400</text:p>
          </table:table-cell>
          <table:table-cell table:formula="of:=[.C1]*[.C1]*4" office:value-type="float" office:value="40000">
            <text:p>40000</text:p>
          </table:table-cell>
          <table:table-cell table:formula="of:=[.D1]*[.D1]*4" office:value-type="float" office:value="4000000">
            <text:p>4000000</text:p>
          </table:table-cell>
          <table:table-cell table:formula="of:=[.E1]*[.E1]*4" office:value-type="float" office:value="400000000">
            <text:p>400000000</text:p>
          </table:table-cell>
          <table:table-cell table:formula="of:=[.F1]*[.F1]*4" office:value-type="float" office:value="40000000000">
            <text:p>40000000000</text:p>
          </table:table-cell>
          <table:table-cell table:number-columns-repeated="5"/>
        </table:table-row>
        <table:table-row table:style-name="ro1">
          <table:table-cell office:value-type="string">
            <text:p>50n log n</text:p>
          </table:table-cell>
          <table:table-cell table:style-name="ce1" table:formula="of:=[.B1]*LOG([.B1];2)*50" office:value-type="float" office:value="1660.96404744368">
            <text:p>1661</text:p>
          </table:table-cell>
          <table:table-cell table:style-name="ce1" table:formula="of:=[.C1]*LOG([.C1];2)*50" office:value-type="float" office:value="33219.2809488736">
            <text:p>33219</text:p>
          </table:table-cell>
          <table:table-cell table:style-name="ce1" table:formula="of:=[.D1]*LOG([.D1];2)*50" office:value-type="float" office:value="498289.214233104">
            <text:p>498289</text:p>
          </table:table-cell>
          <table:table-cell table:style-name="ce1" table:formula="of:=[.E1]*LOG([.E1];2)*50" office:value-type="float" office:value="6643856.18977472">
            <text:p>6643856</text:p>
          </table:table-cell>
          <table:table-cell table:style-name="ce1" table:formula="of:=[.F1]*LOG([.F1];2)*50" office:value-type="float" office:value="83048202.3721841">
            <text:p>83048202</text:p>
          </table:table-cell>
          <table:table-cell table:number-columns-repeated="5"/>
        </table:table-row>
        <table:table-row table:style-name="ro1">
          <table:table-cell>
            <draw:frame table:end-cell-address="Feuille1.J32" table:end-x="2.12cm" table:end-y="0.054cm" draw:z-index="0" draw:style-name="gr1" svg:width="22.443cm" svg:height="10.512cm" svg:x="0cm" svg:y="0.338cm">
              <draw:object draw:notify-on-update-of-ranges="Feuille1.B1:Feuille1.F1 Feuille1.A2:Feuille1.A2 Feuille1.B2:Feuille1.F2 Feuille1.A3:Feuille1.A3 Feuille1.B3:Feuille1.F3 Feuille1.A6:Feuille1.A6 Feuille1.B6:Feuille1.F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10"/>
          <table:table-cell>
            <draw:frame table:end-cell-address="Feuille1.T32" table:end-x="2.121cm" table:end-y="0.166cm" draw:z-index="1" draw:style-name="gr1" svg:width="22.443cm" svg:height="10.512cm" svg:x="0.001cm" svg:y="0.001cm">
              <draw:object draw:notify-on-update-of-ranges="Feuille1.B1:Feuille1.F1 Feuille1.A4:Feuille1.A4 Feuille1.B4:Feuille1.F4 Feuille1.A5:Feuille1.A5 Feuille1.B5:Feuille1.F5 Feuille1.A7:Feuille1.A7 Feuille1.B7:Feuille1.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6">16/12/2009</text:date>, <text:time>00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xime Ripard</meta:initial-creator>
    <meta:creation-date>2009-12-15T23:57:32</meta:creation-date>
    <dc:date>2009-12-16T00:12:14</dc:date>
    <dc:creator>Maxime Ripard</dc:creator>
    <meta:editing-duration>PT00H14M42S</meta:editing-duration>
    <meta:editing-cycles>3</meta:editing-cycles>
    <meta:generator>OpenOffice.org/3.1$Linux OpenOffice.org_project/310m19$Build-9420</meta:generator>
    <meta:document-statistic meta:table-count="3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444cm" svg:height="10.513cm" chart:class="chart:line" chart:style-name="ch1">
        <chart:legend chart:legend-position="end" svg:x="20.182cm" svg:y="4.599cm" chart:style-name="ch2"/>
        <chart:plot-area chart:style-name="ch3" table:cell-range-address="Feuille1.B1:Feuille1.F3 Feuille1.A1:Feuille1.A3 Feuille1.A6:Feuille1.F6" chart:data-source-has-labels="both" svg:x="0.448cm" svg:y="0.21cm" svg:width="19.287cm" svg:height="9.883cm">
          <chart:axis chart:dimension="x" chart:name="primary-x" chart:style-name="ch4">
            <chart:categories table:cell-range-address="Feuille1.B1:Feuille1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F2" chart:label-cell-address="Feuille1.A2:Feuille1.A2" chart:class="chart:line">
            <chart:data-point chart:repeated="5"/>
          </chart:series>
          <chart:series chart:style-name="ch7" chart:values-cell-range-address="Feuille1.B3:Feuille1.F3" chart:label-cell-address="Feuille1.A3:Feuille1.A3" chart:class="chart:line">
            <chart:data-point chart:repeated="5"/>
          </chart:series>
          <chart:series chart:style-name="ch8" chart:values-cell-range-address="Feuille1.B6:Feuille1.F6" chart:label-cell-address="Feuille1.A6:Feuille1.A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F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 text:id="Feuille1.A2:Feuille1.A2">Insertion</text:p>
              </table:table-cell>
              <table:table-cell office:value-type="float" office:value="17704">
                <text:p text:id="Feuille1.B2:Feuille1.F2">17704</text:p>
              </table:table-cell>
              <table:table-cell office:value-type="float" office:value="331561">
                <text:p>331561</text:p>
              </table:table-cell>
              <table:table-cell office:value-type="float" office:value="528484">
                <text:p>528484</text:p>
              </table:table-cell>
              <table:table-cell office:value-type="float" office:value="75522538">
                <text:p>75522538</text:p>
              </table:table-cell>
              <table:table-cell office:value-type="float" office:value="16726630693">
                <text:p>16726630693</text:p>
              </table:table-cell>
            </table:table-row>
            <table:table-row>
              <table:table-cell office:value-type="string">
                <text:p text:id="Feuille1.A3:Feuille1.A3">Selection</text:p>
              </table:table-cell>
              <table:table-cell office:value-type="float" office:value="35782">
                <text:p text:id="Feuille1.B3:Feuille1.F3">35782</text:p>
              </table:table-cell>
              <table:table-cell office:value-type="float" office:value="404629">
                <text:p>404629</text:p>
              </table:table-cell>
              <table:table-cell office:value-type="float" office:value="8517749">
                <text:p>8517749</text:p>
              </table:table-cell>
              <table:table-cell office:value-type="float" office:value="726578444">
                <text:p>726578444</text:p>
              </table:table-cell>
              <table:table-cell office:value-type="float" office:value="83937592577">
                <text:p>83937592577</text:p>
              </table:table-cell>
            </table:table-row>
            <table:table-row>
              <table:table-cell office:value-type="string">
                <text:p text:id="Feuille1.A6:Feuille1.A6">N^2</text:p>
              </table:table-cell>
              <table:table-cell office:value-type="float" office:value="400">
                <text:p text:id="Feuille1.B6:Feuille1.F6">400</text:p>
              </table:table-cell>
              <table:table-cell office:value-type="float" office:value="40000">
                <text:p>40000</text:p>
              </table:table-cell>
              <table:table-cell office:value-type="float" office:value="4000000">
                <text:p>4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40000000000">
                <text:p>4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7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8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444cm" svg:height="10.513cm" chart:class="chart:line" chart:style-name="ch1">
        <chart:legend chart:legend-position="end" svg:x="20.182cm" svg:y="4.599cm" chart:style-name="ch2"/>
        <chart:plot-area chart:style-name="ch3" table:cell-range-address="Feuille1.B1:Feuille1.F1 Feuille1.A4:Feuille1.F5 Feuille1.A7:Feuille1.F7" chart:data-source-has-labels="both" svg:x="0.448cm" svg:y="0.21cm" svg:width="19.287cm" svg:height="9.883cm">
          <chart:axis chart:dimension="x" chart:name="primary-x" chart:style-name="ch4">
            <chart:categories table:cell-range-address="Feuille1.B1:Feuille1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4:Feuille1.F4" chart:label-cell-address="Feuille1.A4:Feuille1.A4" chart:class="chart:line">
            <chart:data-point chart:repeated="5"/>
          </chart:series>
          <chart:series chart:style-name="ch7" chart:values-cell-range-address="Feuille1.B5:Feuille1.F5" chart:label-cell-address="Feuille1.A5:Feuille1.A5" chart:class="chart:line">
            <chart:data-point chart:repeated="5"/>
          </chart:series>
          <chart:series chart:style-name="ch8" chart:values-cell-range-address="Feuille1.B7:Feuille1.F7" chart:label-cell-address="Feuille1.A7:Feuille1.A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F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 text:id="Feuille1.A4:Feuille1.A4">Par Tas</text:p>
              </table:table-cell>
              <table:table-cell office:value-type="float" office:value="36116">
                <text:p text:id="Feuille1.B4:Feuille1.F4">36116</text:p>
              </table:table-cell>
              <table:table-cell office:value-type="float" office:value="356035">
                <text:p>356035</text:p>
              </table:table-cell>
              <table:table-cell office:value-type="float" office:value="235822">
                <text:p>235822</text:p>
              </table:table-cell>
              <table:table-cell office:value-type="float" office:value="3082616">
                <text:p>3082616</text:p>
              </table:table-cell>
              <table:table-cell office:value-type="float" office:value="58258674">
                <text:p>58258674</text:p>
              </table:table-cell>
            </table:table-row>
            <table:table-row>
              <table:table-cell office:value-type="string">
                <text:p text:id="Feuille1.A5:Feuille1.A5">Fusion</text:p>
              </table:table-cell>
              <table:table-cell office:value-type="float" office:value="45886">
                <text:p text:id="Feuille1.B5:Feuille1.F5">45886</text:p>
              </table:table-cell>
              <table:table-cell office:value-type="float" office:value="687420">
                <text:p>687420</text:p>
              </table:table-cell>
              <table:table-cell office:value-type="float" office:value="539939">
                <text:p>539939</text:p>
              </table:table-cell>
              <table:table-cell office:value-type="float" office:value="5439436">
                <text:p>5439436</text:p>
              </table:table-cell>
              <table:table-cell office:value-type="float" office:value="78792708">
                <text:p>78792708</text:p>
              </table:table-cell>
            </table:table-row>
            <table:table-row>
              <table:table-cell office:value-type="string">
                <text:p text:id="Feuille1.A7:Feuille1.A7">50n log n</text:p>
              </table:table-cell>
              <table:table-cell office:value-type="float" office:value="1660.96404744368">
                <text:p text:id="Feuille1.B7:Feuille1.F7">1660.96404744368</text:p>
              </table:table-cell>
              <table:table-cell office:value-type="float" office:value="33219.2809488736">
                <text:p>33219.2809488736</text:p>
              </table:table-cell>
              <table:table-cell office:value-type="float" office:value="498289.214233104">
                <text:p>498289.214233104</text:p>
              </table:table-cell>
              <table:table-cell office:value-type="float" office:value="6643856.18977472">
                <text:p>6643856.18977472</text:p>
              </table:table-cell>
              <table:table-cell office:value-type="float" office:value="83048202.3721841">
                <text:p>83048202.3721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